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bold" officeooo:rsid="0012906d" officeooo:paragraph-rsid="0012906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29a24c" officeooo:paragraph-rsid="0029a24c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fo:font-weight="bold" officeooo:rsid="0029a24c" officeooo:paragraph-rsid="0029a24c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normal" fo:font-weight="bold" officeooo:rsid="0029a24c" officeooo:paragraph-rsid="0029a24c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2b7c8b" officeooo:paragraph-rsid="002b7c8b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2b8278" officeooo:paragraph-rsid="002b827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2b8ba4" officeooo:paragraph-rsid="002b8ba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2b7c8b" officeooo:paragraph-rsid="002b7c8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b8278" officeooo:paragraph-rsid="002b827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b8ba4" officeooo:paragraph-rsid="002b8ba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b7c8b" officeooo:paragraph-rsid="002b7c8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e0b99" officeooo:paragraph-rsid="002e0b9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b8278" officeooo:paragraph-rsid="002e1d1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b8278" officeooo:paragraph-rsid="002b827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313244" officeooo:paragraph-rsid="0031324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313244" officeooo:paragraph-rsid="00313244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267066" style:font-size-asian="10pt" style:font-size-complex="10pt"/>
    </style:style>
    <style:style style:name="T3" style:family="text">
      <style:text-properties fo:font-size="10pt" officeooo:rsid="00124b3e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T5" style:family="text">
      <style:text-properties officeooo:rsid="0030158b"/>
    </style:style>
    <style:style style:name="T6" style:family="text">
      <style:text-properties officeooo:rsid="00313244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Ramka1" text:anchor-type="paragraph" svg:width="1.8638in" draw:z-index="0"><draw:text-box fo:min-height="0.7398in"><text:p text:style-name="P4">Radosław Gniazdowski</text:p><text:p text:style-name="P5">(+48) 505 044 594</text:p><text:p text:style-name="P5">(+48) 698 434 833</text:p><text:p text:style-name="P6">contact@flexigame.com</text:p></draw:text-box></draw:frame></text:p>
      <text:p text:style-name="P7"/>
      <text:p text:style-name="P7"/>
      <text:p text:style-name="P7"/>
      <text:p text:style-name="P8">ScriptSubsystem/ScriptManager</text:p>
      <text:p text:style-name="P9">List of available functions and namespaces</text:p>
      <text:p text:style-name="P10"/>
      <text:p text:style-name="P11">GameLogic:</text:p>
      <text:p text:style-name="P11">LogicManager:</text:p>
      <text:p text:style-name="P14">startGameDefault</text:p>
      <text:p text:style-name="P14">startGameStageID</text:p>
      <text:p text:style-name="P14">startGameStageName</text:p>
      <text:p text:style-name="P14">stopGame</text:p>
      <text:p text:style-name="P14">pauseGame</text:p>
      <text:p text:style-name="P14">restartGame</text:p>
      <text:p text:style-name="P14">getCurrentStageID</text:p>
      <text:p text:style-name="P14">getCurrentStageName</text:p>
      <text:p text:style-name="P14">getStageScore</text:p>
      <text:p text:style-name="P14">getGlobalScore</text:p>
      <text:p text:style-name="P14">increaseStageScore</text:p>
      <text:p text:style-name="P14">resetStageScore</text:p>
      <text:p text:style-name="P14">setPlayerName</text:p>
      <text:p text:style-name="P14">getPlayerName <text:s text:c="46"/></text:p>
      <text:p text:style-name="P14">isActive <text:s text:c="51"/></text:p>
      <text:p text:style-name="P14">isPaused</text:p>
      <text:p text:style-name="P14">isStopped <text:s text:c="51"/></text:p>
      <text:p text:style-name="P14">isLoading <text:s text:c="51"/></text:p>
      <text:p text:style-name="P14">isRestarting</text:p>
      <text:p text:style-name="P14">isStopping</text:p>
      <text:p text:style-name="P14">isFinishing</text:p>
      <text:p text:style-name="P14">isFinished</text:p>
      <text:p text:style-name="P14">isConnecting</text:p>
      <text:p text:style-name="P14">isWaiting</text:p>
      <text:p text:style-name="P14">isDisconnected</text:p>
      <text:p text:style-name="P14"/>
      <text:p text:style-name="P11">SoundManager:</text:p>
      <text:p text:style-name="P14">play</text:p>
      <text:p text:style-name="P14">pause</text:p>
      <text:p text:style-name="P14">resume</text:p>
      <text:p text:style-name="P14">rewind</text:p>
      <text:p text:style-name="P14">stop</text:p>
      <text:p text:style-name="P14">isPlaying</text:p>
      <text:p text:style-name="P14">isPaused</text:p>
      <text:p text:style-name="P14">stopAll</text:p>
      <text:p text:style-name="P14">setSfxVolume</text:p>
      <text:p text:style-name="P14">getSfxVolume</text:p>
      <text:p text:style-name="P14">setMusicVolume</text:p>
      <text:p text:style-name="P14">getMusicVolume</text:p>
      <text:p text:style-name="P14"><text:soft-page-break/>request</text:p>
      <text:p text:style-name="P14"/>
      <text:p text:style-name="P11">WidgetManager:</text:p>
      <text:p text:style-name="P14">addWidget</text:p>
      <text:p text:style-name="P14">addWidgetWithFather</text:p>
      <text:p text:style-name="P14">removeWidget</text:p>
      <text:p text:style-name="P14">removeWidgetByName</text:p>
      <text:p text:style-name="P14">getWidget</text:p>
      <text:p text:style-name="P14"/>
      <text:p text:style-name="P12">GuiMain:</text:p>
      <text:p text:style-name="P18">changeMenu</text:p>
      <text:p text:style-name="P18">se<text:span text:style-name="T5">t</text:span>CurrentMenu</text:p>
      <text:p text:style-name="P19">addWidgetCallback</text:p>
      <text:p text:style-name="P15"/>
      <text:p text:style-name="P12">ParticleSystem:</text:p>
      <text:p text:style-name="P15">addParticles</text:p>
      <text:p text:style-name="P14"/>
      <text:p text:style-name="P12">Scene<text:span text:style-name="T6">Manager (base functions)</text:span>:</text:p>
      <text:p text:style-name="P15">get</text:p>
      <text:p text:style-name="P15">isManaged</text:p>
      <text:p text:style-name="P21">setLinearTraverse</text:p>
      <text:p text:style-name="P21">isLinearTraverse</text:p>
      <text:p text:style-name="P21">setIgnoreCollisions</text:p>
      <text:p text:style-name="P21">isIgnoreCollisions</text:p>
      <text:p text:style-name="P21">setHideNodes</text:p>
      <text:p text:style-name="P21">isHideNodes</text:p>
      <text:p text:style-name="P21">setHideSkyBox</text:p>
      <text:p text:style-name="P21">isHideSkyBox</text:p>
      <text:p text:style-name="P21">setHideShadows</text:p>
      <text:p text:style-name="P21">isHideShadows</text:p>
      <text:p text:style-name="P21">setHideAll</text:p>
      <text:p text:style-name="P21">isHideAll</text:p>
      <text:p text:style-name="P21">setFrustumCheck</text:p>
      <text:p text:style-name="P21">isFrustumCheck</text:p>
      <text:p text:style-name="P21">setFrustumCheckSphere</text:p>
      <text:p text:style-name="P21">isFrustumCheckSphere</text:p>
      <text:p text:style-name="P21">setOcclusionCheck</text:p>
      <text:p text:style-name="P21">isOcclusionCheck</text:p>
      <text:p text:style-name="P15">destroyNode</text:p>
      <text:p text:style-name="P15">addTrigger</text:p>
      <text:p text:style-name="P15">addTriggerWithExtent</text:p>
      <text:p text:style-name="P15">addDuplicate</text:p>
      <text:p text:style-name="P15">count</text:p>
      <text:p text:style-name="P15">size</text:p>
      <text:p text:style-name="P15">addEventCallback</text:p>
      <text:p text:style-name="P15">addTriggerCallback</text:p>
      <text:p text:style-name="P15"/>
      <text:p text:style-name="P22">Scene3D:</text:p>
      <text:p text:style-name="P15">addFromModel</text:p>
      <text:p text:style-name="P15"/>
      <text:p text:style-name="P12">ResourceManager:</text:p>
      <text:p text:style-name="P15"><text:soft-page-break/>request</text:p>
      <text:p text:style-name="P15"/>
      <text:p text:style-name="P13">EventManager:</text:p>
      <text:p text:style-name="P16">addEventCallback</text:p>
      <text:p text:style-name="P16">addTimeoutCallback</text:p>
      <text:p text:style-name="P16">addCyclicCall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67066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3.6.2$Linux_X86_64 LibreOffice_project/430m0$Build-2</meta:generator>
    <dc:date>2015-03-22T10:25:33.325487136</dc:date>
    <meta:editing-duration>PT2H6M17S</meta:editing-duration>
    <meta:editing-cycles>38</meta:editing-cycles>
    <meta:document-statistic meta:table-count="0" meta:image-count="0" meta:object-count="0" meta:page-count="3" meta:paragraph-count="99" meta:word-count="145" meta:character-count="1725" meta:non-whitespace-character-count="1473"/>
  </office:meta>
</office:document-meta>
</file>